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7.306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Districte</text:p>
          </table:table-cell>
          <table:table-cell office:value-type="string" calcext:value-type="string">
            <text:p>districte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visites</text:p>
          </table:table-cell>
          <table:table-cell office:value-type="string" calcext:value-type="string">
            <text:p>prestecs</text:p>
          </table:table-cell>
          <table:table-cell office:value-type="string" calcext:value-type="string">
            <text:p>prLlibre</text:p>
          </table:table-cell>
          <table:table-cell office:value-type="string" calcext:value-type="string">
            <text:p>habBiblio</text:p>
          </table:table-cell>
          <table:table-cell office:value-type="string" calcext:value-type="string">
            <text:p>pobl</text:p>
          </table:table-cell>
          <table:table-cell office:value-type="string" calcext:value-type="string">
            <text:p>numBiblios</text:p>
          </table:table-cell>
          <table:table-cell table:style-name="Default" office:value-type="string" calcext:value-type="string">
            <text:p>bibcentmhab</text:p>
          </table:table-cell>
          <table:table-cell office:value-type="string" calcext:value-type="string">
            <text:p>prLlibresPrTotal</text:p>
          </table:table-cell>
          <table:table-cell office:value-type="string" calcext:value-type="string">
            <text:p>prTotlaVisita</text:p>
          </table:table-cell>
          <table:table-cell office:value-type="string" calcext:value-type="string">
            <text:p>prLlibreVisita</text:p>
          </table:table-cell>
          <table:table-cell office:value-type="string" calcext:value-type="string">
            <text:p>info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utat Vella</text:p>
          </table:table-cell>
          <table:table-cell office:value-type="string" calcext:value-type="string">
            <text:p>Biblioteca Barceloneta-La Fraternitat</text:p>
          </table:table-cell>
          <table:table-cell office:value-type="float" office:value="84.919" calcext:value-type="float">
            <text:p>84,919</text:p>
          </table:table-cell>
          <table:table-cell office:value-type="float" office:value="64.157" calcext:value-type="float">
            <text:p>64,157</text:p>
          </table:table-cell>
          <table:table-cell office:value-type="float" office:value="31.073" calcext:value-type="float">
            <text:p>31,073</text:p>
          </table:table-cell>
          <table:table-cell office:value-type="string" calcext:value-type="string">
            <text:p>25,028.75 </text:p>
          </table:table-cell>
          <table:table-cell office:value-type="string" calcext:value-type="string">
            <text:p>100,115.00 </text:p>
          </table:table-cell>
          <table:table-cell office:value-type="float" office:value="4" calcext:value-type="float">
            <text:p>4</text:p>
          </table:table-cell>
          <table:table-cell office:value-type="float" office:value="3995" calcext:value-type="float">
            <text:p>3.995</text:p>
          </table:table-cell>
          <table:table-cell office:value-type="string" calcext:value-type="string">
            <text:p>48.43%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utat Vella</text:p>
          </table:table-cell>
          <table:table-cell office:value-type="string" calcext:value-type="string">
            <text:p>Biblioteca Francesca Bonnemaison</text:p>
          </table:table-cell>
          <table:table-cell office:value-type="float" office:value="144.458" calcext:value-type="float">
            <text:p>144,458</text:p>
          </table:table-cell>
          <table:table-cell office:value-type="float" office:value="114.844" calcext:value-type="float">
            <text:p>114,844</text:p>
          </table:table-cell>
          <table:table-cell office:value-type="float" office:value="62.853" calcext:value-type="float">
            <text:p>62,853</text:p>
          </table:table-cell>
          <table:table-cell office:value-type="string" calcext:value-type="string">
            <text:p>25,028.75 </text:p>
          </table:table-cell>
          <table:table-cell office:value-type="string" calcext:value-type="string">
            <text:p>100,115.00 </text:p>
          </table:table-cell>
          <table:table-cell office:value-type="float" office:value="4" calcext:value-type="float">
            <text:p>4</text:p>
          </table:table-cell>
          <table:table-cell office:value-type="float" office:value="3995" calcext:value-type="float">
            <text:p>3.995</text:p>
          </table:table-cell>
          <table:table-cell office:value-type="string" calcext:value-type="string">
            <text:p>54.73%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utat Vella</text:p>
          </table:table-cell>
          <table:table-cell office:value-type="string" calcext:value-type="string">
            <text:p>Biblioteca Gòtic-Andreu Nin</text:p>
          </table:table-cell>
          <table:table-cell office:value-type="float" office:value="85.241" calcext:value-type="float">
            <text:p>85,241</text:p>
          </table:table-cell>
          <table:table-cell office:value-type="float" office:value="52.408" calcext:value-type="float">
            <text:p>52,408</text:p>
          </table:table-cell>
          <table:table-cell office:value-type="float" office:value="25.302" calcext:value-type="float">
            <text:p>25,302</text:p>
          </table:table-cell>
          <table:table-cell office:value-type="string" calcext:value-type="string">
            <text:p>25,028.75 </text:p>
          </table:table-cell>
          <table:table-cell office:value-type="string" calcext:value-type="string">
            <text:p>100,115.00 </text:p>
          </table:table-cell>
          <table:table-cell office:value-type="float" office:value="4" calcext:value-type="float">
            <text:p>4</text:p>
          </table:table-cell>
          <table:table-cell office:value-type="float" office:value="3995" calcext:value-type="float">
            <text:p>3.995</text:p>
          </table:table-cell>
          <table:table-cell office:value-type="string" calcext:value-type="string">
            <text:p>48.28%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utat Vella</text:p>
          </table:table-cell>
          <table:table-cell office:value-type="string" calcext:value-type="string">
            <text:p>Biblioteca Sant Pau-Santa Creu </text:p>
          </table:table-cell>
          <table:table-cell office:value-type="float" office:value="195.987" calcext:value-type="float">
            <text:p>195,987</text:p>
          </table:table-cell>
          <table:table-cell office:value-type="float" office:value="89.918" calcext:value-type="float">
            <text:p>89,918</text:p>
          </table:table-cell>
          <table:table-cell office:value-type="float" office:value="50.596" calcext:value-type="float">
            <text:p>50,596</text:p>
          </table:table-cell>
          <table:table-cell office:value-type="string" calcext:value-type="string">
            <text:p>25,028.75 </text:p>
          </table:table-cell>
          <table:table-cell office:value-type="string" calcext:value-type="string">
            <text:p>100,115.00 </text:p>
          </table:table-cell>
          <table:table-cell office:value-type="float" office:value="4" calcext:value-type="float">
            <text:p>4</text:p>
          </table:table-cell>
          <table:table-cell office:value-type="float" office:value="3995" calcext:value-type="float">
            <text:p>3.995</text:p>
          </table:table-cell>
          <table:table-cell office:value-type="string" calcext:value-type="string">
            <text:p>56.27%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Esquerra de l'Eix.-A. Centelles (1)</text:p>
          </table:table-cell>
          <table:table-cell office:value-type="float" office:value="331.382" calcext:value-type="float">
            <text:p>331,382</text:p>
          </table:table-cell>
          <table:table-cell office:value-type="float" office:value="189.834" calcext:value-type="float">
            <text:p>189,834</text:p>
          </table:table-cell>
          <table:table-cell office:value-type="float" office:value="117.243" calcext:value-type="float">
            <text:p>117,243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.277</text:p>
          </table:table-cell>
          <table:table-cell office:value-type="string" calcext:value-type="string">
            <text:p>61.76%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Fort Pienc <text:s/>(2)</text:p>
          </table:table-cell>
          <table:table-cell office:value-type="float" office:value="89.383" calcext:value-type="float">
            <text:p>89,383</text:p>
          </table:table-cell>
          <table:table-cell office:value-type="float" office:value="45.543" calcext:value-type="float">
            <text:p>45,543</text:p>
          </table:table-cell>
          <table:table-cell office:value-type="float" office:value="25.63" calcext:value-type="float">
            <text:p>25,63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.277</text:p>
          </table:table-cell>
          <table:table-cell office:value-type="string" calcext:value-type="string">
            <text:p>56.28%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Tancada 16/6 – 31/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Joan Miró (3)</text:p>
          </table:table-cell>
          <table:table-cell office:value-type="float" office:value="43.936" calcext:value-type="float">
            <text:p>43,936</text:p>
          </table:table-cell>
          <table:table-cell office:value-type="float" office:value="15.574" calcext:value-type="float">
            <text:p>15,574</text:p>
          </table:table-cell>
          <table:table-cell office:value-type="float" office:value="9.114" calcext:value-type="float">
            <text:p>9,114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.277</text:p>
          </table:table-cell>
          <table:table-cell office:value-type="string" calcext:value-type="string">
            <text:p>58.52%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Tancada 1/1 – 8/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Sagrada Família (4)</text:p>
          </table:table-cell>
          <table:table-cell office:value-type="float" office:value="322.837" calcext:value-type="float">
            <text:p>322,837</text:p>
          </table:table-cell>
          <table:table-cell office:value-type="float" office:value="182.223" calcext:value-type="float">
            <text:p>182,223</text:p>
          </table:table-cell>
          <table:table-cell office:value-type="float" office:value="120.082" calcext:value-type="float">
            <text:p>120,082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.277</text:p>
          </table:table-cell>
          <table:table-cell office:value-type="string" calcext:value-type="string">
            <text:p>65.90%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Tancada 1/8 – 20/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Sant Antoni-Joan Oliver</text:p>
          </table:table-cell>
          <table:table-cell office:value-type="float" office:value="143.175" calcext:value-type="float">
            <text:p>143,175</text:p>
          </table:table-cell>
          <table:table-cell office:value-type="float" office:value="96.993" calcext:value-type="float">
            <text:p>96,993</text:p>
          </table:table-cell>
          <table:table-cell office:value-type="float" office:value="57.386" calcext:value-type="float">
            <text:p>57,386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.277</text:p>
          </table:table-cell>
          <table:table-cell office:value-type="string" calcext:value-type="string">
            <text:p>59.17%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Sofia Barat</text:p>
          </table:table-cell>
          <table:table-cell office:value-type="float" office:value="101.088" calcext:value-type="float">
            <text:p>101,088</text:p>
          </table:table-cell>
          <table:table-cell office:value-type="float" office:value="71.462" calcext:value-type="float">
            <text:p>71,462</text:p>
          </table:table-cell>
          <table:table-cell office:value-type="float" office:value="42.371" calcext:value-type="float">
            <text:p>42,371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.277</text:p>
          </table:table-cell>
          <table:table-cell office:value-type="string" calcext:value-type="string">
            <text:p>59.29%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s-Montjuïc</text:p>
          </table:table-cell>
          <table:table-cell office:value-type="string" calcext:value-type="string">
            <text:p>Biblioteca Francesc Candel</text:p>
          </table:table-cell>
          <table:table-cell office:value-type="float" office:value="146.186" calcext:value-type="float">
            <text:p>146,186</text:p>
          </table:table-cell>
          <table:table-cell office:value-type="float" office:value="93.846" calcext:value-type="float">
            <text:p>93,846</text:p>
          </table:table-cell>
          <table:table-cell office:value-type="float" office:value="46.834" calcext:value-type="float">
            <text:p>46,834</text:p>
          </table:table-cell>
          <table:table-cell office:value-type="string" calcext:value-type="string">
            <text:p>60,252.33 </text:p>
          </table:table-cell>
          <table:table-cell office:value-type="string" calcext:value-type="string">
            <text:p>180,757.00 </text:p>
          </table:table-cell>
          <table:table-cell office:value-type="float" office:value="3" calcext:value-type="float">
            <text:p>3</text:p>
          </table:table-cell>
          <table:table-cell office:value-type="float" office:value="1660" calcext:value-type="float">
            <text:p>1.660</text:p>
          </table:table-cell>
          <table:table-cell office:value-type="string" calcext:value-type="string">
            <text:p>49.91%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s-Montjuïc</text:p>
          </table:table-cell>
          <table:table-cell office:value-type="string" calcext:value-type="string">
            <text:p>Biblioteca Poble-Sec Francesc Boix</text:p>
          </table:table-cell>
          <table:table-cell office:value-type="float" office:value="97.67" calcext:value-type="float">
            <text:p>97,67</text:p>
          </table:table-cell>
          <table:table-cell office:value-type="float" office:value="68.878" calcext:value-type="float">
            <text:p>68,878</text:p>
          </table:table-cell>
          <table:table-cell office:value-type="float" office:value="39.948" calcext:value-type="float">
            <text:p>39,948</text:p>
          </table:table-cell>
          <table:table-cell office:value-type="string" calcext:value-type="string">
            <text:p>60,252.33 </text:p>
          </table:table-cell>
          <table:table-cell office:value-type="string" calcext:value-type="string">
            <text:p>180,757.00 </text:p>
          </table:table-cell>
          <table:table-cell office:value-type="float" office:value="3" calcext:value-type="float">
            <text:p>3</text:p>
          </table:table-cell>
          <table:table-cell office:value-type="float" office:value="1660" calcext:value-type="float">
            <text:p>1.660</text:p>
          </table:table-cell>
          <table:table-cell office:value-type="string" calcext:value-type="string">
            <text:p>58.00%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s-Montjuïc</text:p>
          </table:table-cell>
          <table:table-cell office:value-type="string" calcext:value-type="string">
            <text:p>Biblioteca Vapor Vell</text:p>
          </table:table-cell>
          <table:table-cell office:value-type="float" office:value="290.584" calcext:value-type="float">
            <text:p>290,584</text:p>
          </table:table-cell>
          <table:table-cell office:value-type="float" office:value="148.613" calcext:value-type="float">
            <text:p>148,613</text:p>
          </table:table-cell>
          <table:table-cell office:value-type="float" office:value="91.899" calcext:value-type="float">
            <text:p>91,899</text:p>
          </table:table-cell>
          <table:table-cell office:value-type="string" calcext:value-type="string">
            <text:p>60,252.33 </text:p>
          </table:table-cell>
          <table:table-cell office:value-type="string" calcext:value-type="string">
            <text:p>180,757.00 </text:p>
          </table:table-cell>
          <table:table-cell office:value-type="float" office:value="3" calcext:value-type="float">
            <text:p>3</text:p>
          </table:table-cell>
          <table:table-cell office:value-type="float" office:value="1660" calcext:value-type="float">
            <text:p>1.660</text:p>
          </table:table-cell>
          <table:table-cell office:value-type="string" calcext:value-type="string">
            <text:p>61.84%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Corts</text:p>
          </table:table-cell>
          <table:table-cell office:value-type="string" calcext:value-type="string">
            <text:p>Biblioteca Can Rosés</text:p>
          </table:table-cell>
          <table:table-cell office:value-type="float" office:value="111.632" calcext:value-type="float">
            <text:p>111,632</text:p>
          </table:table-cell>
          <table:table-cell office:value-type="float" office:value="56.538" calcext:value-type="float">
            <text:p>56,538</text:p>
          </table:table-cell>
          <table:table-cell office:value-type="float" office:value="32.929" calcext:value-type="float">
            <text:p>32,929</text:p>
          </table:table-cell>
          <table:table-cell office:value-type="string" calcext:value-type="string">
            <text:p>40,765.00 </text:p>
          </table:table-cell>
          <table:table-cell office:value-type="string" calcext:value-type="string">
            <text:p>81,530.00 </text:p>
          </table:table-cell>
          <table:table-cell office:value-type="float" office:value="2" calcext:value-type="float">
            <text:p>2</text:p>
          </table:table-cell>
          <table:table-cell office:value-type="float" office:value="2453" calcext:value-type="float">
            <text:p>2.453</text:p>
          </table:table-cell>
          <table:table-cell office:value-type="string" calcext:value-type="string">
            <text:p>58.24%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Corts</text:p>
          </table:table-cell>
          <table:table-cell office:value-type="string" calcext:value-type="string">
            <text:p>Biblioteca Les Corts-Miquel Llongueras (5)</text:p>
          </table:table-cell>
          <table:table-cell office:value-type="float" office:value="114.24" calcext:value-type="float">
            <text:p>114,24</text:p>
          </table:table-cell>
          <table:table-cell office:value-type="float" office:value="50.384" calcext:value-type="float">
            <text:p>50,384</text:p>
          </table:table-cell>
          <table:table-cell office:value-type="float" office:value="32.271" calcext:value-type="float">
            <text:p>32,271</text:p>
          </table:table-cell>
          <table:table-cell office:value-type="string" calcext:value-type="string">
            <text:p>40,765.00 </text:p>
          </table:table-cell>
          <table:table-cell office:value-type="string" calcext:value-type="string">
            <text:p>81,530.00 </text:p>
          </table:table-cell>
          <table:table-cell office:value-type="float" office:value="2" calcext:value-type="float">
            <text:p>2</text:p>
          </table:table-cell>
          <table:table-cell office:value-type="float" office:value="2453" calcext:value-type="float">
            <text:p>2.453</text:p>
          </table:table-cell>
          <table:table-cell office:value-type="string" calcext:value-type="string">
            <text:p>64.05%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Tancada 1/7 – 31/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rià-Sant Gervasi</text:p>
          </table:table-cell>
          <table:table-cell office:value-type="string" calcext:value-type="string">
            <text:p>Biblioteca Clarà</text:p>
          </table:table-cell>
          <table:table-cell office:value-type="float" office:value="84.444" calcext:value-type="float">
            <text:p>84,444</text:p>
          </table:table-cell>
          <table:table-cell office:value-type="float" office:value="67.067" calcext:value-type="float">
            <text:p>67,067</text:p>
          </table:table-cell>
          <table:table-cell office:value-type="float" office:value="38.256" calcext:value-type="float">
            <text:p>38,256</text:p>
          </table:table-cell>
          <table:table-cell office:value-type="string" calcext:value-type="string">
            <text:p>48,944.67 </text:p>
          </table:table-cell>
          <table:table-cell office:value-type="string" calcext:value-type="string">
            <text:p>146,834.00 </text:p>
          </table:table-cell>
          <table:table-cell office:value-type="float" office:value="3" calcext:value-type="float">
            <text:p>3</text:p>
          </table:table-cell>
          <table:table-cell office:value-type="float" office:value="2043" calcext:value-type="float">
            <text:p>2.043</text:p>
          </table:table-cell>
          <table:table-cell office:value-type="string" calcext:value-type="string">
            <text:p>57.04%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rià-Sant Gervasi</text:p>
          </table:table-cell>
          <table:table-cell office:value-type="string" calcext:value-type="string">
            <text:p>Biblioteca Collserola-Josep Miracle</text:p>
          </table:table-cell>
          <table:table-cell office:value-type="float" office:value="28.317" calcext:value-type="float">
            <text:p>28,317</text:p>
          </table:table-cell>
          <table:table-cell office:value-type="float" office:value="25.725" calcext:value-type="float">
            <text:p>25,725</text:p>
          </table:table-cell>
          <table:table-cell office:value-type="float" office:value="13.472" calcext:value-type="float">
            <text:p>13,472</text:p>
          </table:table-cell>
          <table:table-cell office:value-type="string" calcext:value-type="string">
            <text:p>48,944.67 </text:p>
          </table:table-cell>
          <table:table-cell office:value-type="string" calcext:value-type="string">
            <text:p>146,834.00 </text:p>
          </table:table-cell>
          <table:table-cell office:value-type="float" office:value="3" calcext:value-type="float">
            <text:p>3</text:p>
          </table:table-cell>
          <table:table-cell office:value-type="float" office:value="2043" calcext:value-type="float">
            <text:p>2.043</text:p>
          </table:table-cell>
          <table:table-cell office:value-type="string" calcext:value-type="string">
            <text:p>52.37%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rià-Sant Gervasi</text:p>
          </table:table-cell>
          <table:table-cell office:value-type="string" calcext:value-type="string">
            <text:p>Biblioteca Sant Gervasi-Joan Maragall (6)</text:p>
          </table:table-cell>
          <table:table-cell office:value-type="float" office:value="230.954" calcext:value-type="float">
            <text:p>230,954</text:p>
          </table:table-cell>
          <table:table-cell office:value-type="float" office:value="107.936" calcext:value-type="float">
            <text:p>107,936</text:p>
          </table:table-cell>
          <table:table-cell office:value-type="float" office:value="69.47" calcext:value-type="float">
            <text:p>69,47</text:p>
          </table:table-cell>
          <table:table-cell office:value-type="string" calcext:value-type="string">
            <text:p>48,944.67 </text:p>
          </table:table-cell>
          <table:table-cell office:value-type="string" calcext:value-type="string">
            <text:p>146,834.00 </text:p>
          </table:table-cell>
          <table:table-cell office:value-type="float" office:value="3" calcext:value-type="float">
            <text:p>3</text:p>
          </table:table-cell>
          <table:table-cell office:value-type="float" office:value="2043" calcext:value-type="float">
            <text:p>2.043</text:p>
          </table:table-cell>
          <table:table-cell office:value-type="string" calcext:value-type="string">
            <text:p>64.36%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àcia</text:p>
          </table:table-cell>
          <table:table-cell office:value-type="string" calcext:value-type="string">
            <text:p>Biblioteca Jaume Fuster</text:p>
          </table:table-cell>
          <table:table-cell office:value-type="float" office:value="731.746" calcext:value-type="float">
            <text:p>731,746</text:p>
          </table:table-cell>
          <table:table-cell office:value-type="float" office:value="244.183" calcext:value-type="float">
            <text:p>244,183</text:p>
          </table:table-cell>
          <table:table-cell office:value-type="float" office:value="153.651" calcext:value-type="float">
            <text:p>153,651</text:p>
          </table:table-cell>
          <table:table-cell office:value-type="string" calcext:value-type="string">
            <text:p>40,133.67 </text:p>
          </table:table-cell>
          <table:table-cell office:value-type="string" calcext:value-type="string">
            <text:p>120,401.00 </text:p>
          </table:table-cell>
          <table:table-cell office:value-type="float" office:value="3" calcext:value-type="float">
            <text:p>3</text:p>
          </table:table-cell>
          <table:table-cell office:value-type="float" office:value="2492" calcext:value-type="float">
            <text:p>2.492</text:p>
          </table:table-cell>
          <table:table-cell office:value-type="string" calcext:value-type="string">
            <text:p>62.92%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àcia</text:p>
          </table:table-cell>
          <table:table-cell office:value-type="string" calcext:value-type="string">
            <text:p>Biblioteca Vallcarca i els Penitents </text:p>
          </table:table-cell>
          <table:table-cell office:value-type="float" office:value="60.366" calcext:value-type="float">
            <text:p>60,366</text:p>
          </table:table-cell>
          <table:table-cell office:value-type="float" office:value="44.001" calcext:value-type="float">
            <text:p>44,001</text:p>
          </table:table-cell>
          <table:table-cell office:value-type="float" office:value="23.757" calcext:value-type="float">
            <text:p>23,757</text:p>
          </table:table-cell>
          <table:table-cell office:value-type="string" calcext:value-type="string">
            <text:p>40,133.67 </text:p>
          </table:table-cell>
          <table:table-cell office:value-type="string" calcext:value-type="string">
            <text:p>120,401.00 </text:p>
          </table:table-cell>
          <table:table-cell office:value-type="float" office:value="3" calcext:value-type="float">
            <text:p>3</text:p>
          </table:table-cell>
          <table:table-cell office:value-type="float" office:value="2492" calcext:value-type="float">
            <text:p>2.492</text:p>
          </table:table-cell>
          <table:table-cell office:value-type="string" calcext:value-type="string">
            <text:p>53.99%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àcia</text:p>
          </table:table-cell>
          <table:table-cell office:value-type="string" calcext:value-type="string">
            <text:p>Biblioteca Vila de Gràcia</text:p>
          </table:table-cell>
          <table:table-cell office:value-type="float" office:value="212.663" calcext:value-type="float">
            <text:p>212,663</text:p>
          </table:table-cell>
          <table:table-cell office:value-type="float" office:value="124.943" calcext:value-type="float">
            <text:p>124,943</text:p>
          </table:table-cell>
          <table:table-cell office:value-type="float" office:value="73.701" calcext:value-type="float">
            <text:p>73,701</text:p>
          </table:table-cell>
          <table:table-cell office:value-type="string" calcext:value-type="string">
            <text:p>40,133.67 </text:p>
          </table:table-cell>
          <table:table-cell office:value-type="string" calcext:value-type="string">
            <text:p>120,401.00 </text:p>
          </table:table-cell>
          <table:table-cell office:value-type="float" office:value="3" calcext:value-type="float">
            <text:p>3</text:p>
          </table:table-cell>
          <table:table-cell office:value-type="float" office:value="2492" calcext:value-type="float">
            <text:p>2.492</text:p>
          </table:table-cell>
          <table:table-cell office:value-type="string" calcext:value-type="string">
            <text:p>58.99%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-Guinardó</text:p>
          </table:table-cell>
          <table:table-cell office:value-type="string" calcext:value-type="string">
            <text:p>Biblioteca El Carmel-Juan Marsé</text:p>
          </table:table-cell>
          <table:table-cell office:value-type="float" office:value="129.883" calcext:value-type="float">
            <text:p>129,883</text:p>
          </table:table-cell>
          <table:table-cell office:value-type="float" office:value="94.716" calcext:value-type="float">
            <text:p>94,716</text:p>
          </table:table-cell>
          <table:table-cell office:value-type="float" office:value="49.154" calcext:value-type="float">
            <text:p>49,154</text:p>
          </table:table-cell>
          <table:table-cell office:value-type="string" calcext:value-type="string">
            <text:p>41,639.75 </text:p>
          </table:table-cell>
          <table:table-cell office:value-type="string" calcext:value-type="string">
            <text:p>166,559.00 </text:p>
          </table:table-cell>
          <table:table-cell office:value-type="float" office:value="4" calcext:value-type="float">
            <text:p>4</text:p>
          </table:table-cell>
          <table:table-cell office:value-type="float" office:value="2402" calcext:value-type="float">
            <text:p>2.402</text:p>
          </table:table-cell>
          <table:table-cell office:value-type="string" calcext:value-type="string">
            <text:p>51.90%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-Guinardó</text:p>
          </table:table-cell>
          <table:table-cell office:value-type="string" calcext:value-type="string">
            <text:p>Biblioteca Guinardó-Mercè Rodoreda</text:p>
          </table:table-cell>
          <table:table-cell office:value-type="float" office:value="206.597" calcext:value-type="float">
            <text:p>206,597</text:p>
          </table:table-cell>
          <table:table-cell office:value-type="float" office:value="117.162" calcext:value-type="float">
            <text:p>117,162</text:p>
          </table:table-cell>
          <table:table-cell office:value-type="float" office:value="69.513" calcext:value-type="float">
            <text:p>69,513</text:p>
          </table:table-cell>
          <table:table-cell office:value-type="string" calcext:value-type="string">
            <text:p>41,639.75 </text:p>
          </table:table-cell>
          <table:table-cell office:value-type="string" calcext:value-type="string">
            <text:p>166,559.00 </text:p>
          </table:table-cell>
          <table:table-cell office:value-type="float" office:value="4" calcext:value-type="float">
            <text:p>4</text:p>
          </table:table-cell>
          <table:table-cell office:value-type="float" office:value="2402" calcext:value-type="float">
            <text:p>2.402</text:p>
          </table:table-cell>
          <table:table-cell office:value-type="string" calcext:value-type="string">
            <text:p>59.33%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-Guinardó</text:p>
          </table:table-cell>
          <table:table-cell office:value-type="string" calcext:value-type="string">
            <text:p>Biblioteca Horta-Can Mariner</text:p>
          </table:table-cell>
          <table:table-cell office:value-type="float" office:value="183.184" calcext:value-type="float">
            <text:p>183,184</text:p>
          </table:table-cell>
          <table:table-cell office:value-type="float" office:value="98.73" calcext:value-type="float">
            <text:p>98,73</text:p>
          </table:table-cell>
          <table:table-cell office:value-type="float" office:value="59.658" calcext:value-type="float">
            <text:p>59,658</text:p>
          </table:table-cell>
          <table:table-cell office:value-type="string" calcext:value-type="string">
            <text:p>41,639.75 </text:p>
          </table:table-cell>
          <table:table-cell office:value-type="string" calcext:value-type="string">
            <text:p>166,559.00 </text:p>
          </table:table-cell>
          <table:table-cell office:value-type="float" office:value="4" calcext:value-type="float">
            <text:p>4</text:p>
          </table:table-cell>
          <table:table-cell office:value-type="float" office:value="2402" calcext:value-type="float">
            <text:p>2.402</text:p>
          </table:table-cell>
          <table:table-cell office:value-type="string" calcext:value-type="string">
            <text:p>60.43%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-Guinardó</text:p>
          </table:table-cell>
          <table:table-cell office:value-type="string" calcext:value-type="string">
            <text:p>Biblioteca Montbau-Albert Pérez Baró (7)</text:p>
          </table:table-cell>
          <table:table-cell office:value-type="float" office:value="26.62" calcext:value-type="float">
            <text:p>26,62</text:p>
          </table:table-cell>
          <table:table-cell office:value-type="float" office:value="14.91" calcext:value-type="float">
            <text:p>14,91</text:p>
          </table:table-cell>
          <table:table-cell office:value-type="float" office:value="9.088" calcext:value-type="float">
            <text:p>9,088</text:p>
          </table:table-cell>
          <table:table-cell office:value-type="string" calcext:value-type="string">
            <text:p>41,639.75 </text:p>
          </table:table-cell>
          <table:table-cell office:value-type="string" calcext:value-type="string">
            <text:p>166,559.00 </text:p>
          </table:table-cell>
          <table:table-cell office:value-type="float" office:value="4" calcext:value-type="float">
            <text:p>4</text:p>
          </table:table-cell>
          <table:table-cell office:value-type="float" office:value="2402" calcext:value-type="float">
            <text:p>2.402</text:p>
          </table:table-cell>
          <table:table-cell office:value-type="string" calcext:value-type="string">
            <text:p>60.95%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Tancada 1/1 – 1/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Canyelles</text:p>
          </table:table-cell>
          <table:table-cell office:value-type="float" office:value="25.196" calcext:value-type="float">
            <text:p>25,196</text:p>
          </table:table-cell>
          <table:table-cell office:value-type="float" office:value="13.493" calcext:value-type="float">
            <text:p>13,493</text:p>
          </table:table-cell>
          <table:table-cell office:value-type="float" office:value="6.408" calcext:value-type="float">
            <text:p>6,408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.037</text:p>
          </table:table-cell>
          <table:table-cell office:value-type="string" calcext:value-type="string">
            <text:p>47.49%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Les Roquetes </text:p>
          </table:table-cell>
          <table:table-cell office:value-type="float" office:value="86.139" calcext:value-type="float">
            <text:p>86,139</text:p>
          </table:table-cell>
          <table:table-cell office:value-type="float" office:value="43.144" calcext:value-type="float">
            <text:p>43,144</text:p>
          </table:table-cell>
          <table:table-cell office:value-type="float" office:value="23.145" calcext:value-type="float">
            <text:p>23,145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.037</text:p>
          </table:table-cell>
          <table:table-cell office:value-type="string" calcext:value-type="string">
            <text:p>53.65%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Nou Barris</text:p>
          </table:table-cell>
          <table:table-cell office:value-type="float" office:value="226.471" calcext:value-type="float">
            <text:p>226,471</text:p>
          </table:table-cell>
          <table:table-cell office:value-type="float" office:value="102.686" calcext:value-type="float">
            <text:p>102,686</text:p>
          </table:table-cell>
          <table:table-cell office:value-type="float" office:value="66.086" calcext:value-type="float">
            <text:p>66,086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.037</text:p>
          </table:table-cell>
          <table:table-cell office:value-type="string" calcext:value-type="string">
            <text:p>64.36%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Vilapicina i la Torre Llobeta </text:p>
          </table:table-cell>
          <table:table-cell office:value-type="float" office:value="147.571" calcext:value-type="float">
            <text:p>147,571</text:p>
          </table:table-cell>
          <table:table-cell office:value-type="float" office:value="99.502" calcext:value-type="float">
            <text:p>99,502</text:p>
          </table:table-cell>
          <table:table-cell office:value-type="float" office:value="58.436" calcext:value-type="float">
            <text:p>58,436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.037</text:p>
          </table:table-cell>
          <table:table-cell office:value-type="string" calcext:value-type="string">
            <text:p>58.73%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Zona Nord</text:p>
          </table:table-cell>
          <table:table-cell office:value-type="float" office:value="70.904" calcext:value-type="float">
            <text:p>70,904</text:p>
          </table:table-cell>
          <table:table-cell office:value-type="float" office:value="42.695" calcext:value-type="float">
            <text:p>42,695</text:p>
          </table:table-cell>
          <table:table-cell office:value-type="float" office:value="26.258" calcext:value-type="float">
            <text:p>26,258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.037</text:p>
          </table:table-cell>
          <table:table-cell office:value-type="string" calcext:value-type="string">
            <text:p>61.50%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t Andreu</text:p>
          </table:table-cell>
          <table:table-cell office:value-type="string" calcext:value-type="string">
            <text:p>Biblioteca Bon Pastor</text:p>
          </table:table-cell>
          <table:table-cell office:value-type="float" office:value="80.169" calcext:value-type="float">
            <text:p>80,169</text:p>
          </table:table-cell>
          <table:table-cell office:value-type="float" office:value="40.347" calcext:value-type="float">
            <text:p>40,347</text:p>
          </table:table-cell>
          <table:table-cell office:value-type="float" office:value="20.776" calcext:value-type="float">
            <text:p>20,776</text:p>
          </table:table-cell>
          <table:table-cell office:value-type="string" calcext:value-type="string">
            <text:p>36,623.50 </text:p>
          </table:table-cell>
          <table:table-cell office:value-type="string" calcext:value-type="string">
            <text:p>146,494.00 </text:p>
          </table:table-cell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.730</text:p>
          </table:table-cell>
          <table:table-cell office:value-type="string" calcext:value-type="string">
            <text:p>51.49%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t Andreu</text:p>
          </table:table-cell>
          <table:table-cell office:value-type="string" calcext:value-type="string">
            <text:p>Biblioteca Ignasi Iglésias-Can Fabra (8)</text:p>
          </table:table-cell>
          <table:table-cell office:value-type="float" office:value="407.587" calcext:value-type="float">
            <text:p>407,587</text:p>
          </table:table-cell>
          <table:table-cell office:value-type="float" office:value="186.152" calcext:value-type="float">
            <text:p>186,152</text:p>
          </table:table-cell>
          <table:table-cell office:value-type="float" office:value="119.27" calcext:value-type="float">
            <text:p>119,27</text:p>
          </table:table-cell>
          <table:table-cell office:value-type="string" calcext:value-type="string">
            <text:p>36,623.50 </text:p>
          </table:table-cell>
          <table:table-cell office:value-type="string" calcext:value-type="string">
            <text:p>146,494.00 </text:p>
          </table:table-cell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.730</text:p>
          </table:table-cell>
          <table:table-cell office:value-type="string" calcext:value-type="string">
            <text:p>64.07%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t Andreu</text:p>
          </table:table-cell>
          <table:table-cell office:value-type="string" calcext:value-type="string">
            <text:p>Biblioteca La Sagrera-Marina Clotet</text:p>
          </table:table-cell>
          <table:table-cell office:value-type="float" office:value="96.175" calcext:value-type="float">
            <text:p>96,175</text:p>
          </table:table-cell>
          <table:table-cell office:value-type="float" office:value="63.623" calcext:value-type="float">
            <text:p>63,623</text:p>
          </table:table-cell>
          <table:table-cell office:value-type="float" office:value="36.256" calcext:value-type="float">
            <text:p>36,256</text:p>
          </table:table-cell>
          <table:table-cell office:value-type="string" calcext:value-type="string">
            <text:p>36,623.50 </text:p>
          </table:table-cell>
          <table:table-cell office:value-type="string" calcext:value-type="string">
            <text:p>146,494.00 </text:p>
          </table:table-cell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.730</text:p>
          </table:table-cell>
          <table:table-cell office:value-type="string" calcext:value-type="string">
            <text:p>56.99%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t Andreu</text:p>
          </table:table-cell>
          <table:table-cell office:value-type="string" calcext:value-type="string">
            <text:p>Biblioteca Trinitat Vella - J.Barbero (9)</text:p>
          </table:table-cell>
          <table:table-cell office:value-type="float" office:value="86.269" calcext:value-type="float">
            <text:p>86,269</text:p>
          </table:table-cell>
          <table:table-cell office:value-type="float" office:value="23.695" calcext:value-type="float">
            <text:p>23,695</text:p>
          </table:table-cell>
          <table:table-cell office:value-type="float" office:value="13.956" calcext:value-type="float">
            <text:p>13,956</text:p>
          </table:table-cell>
          <table:table-cell office:value-type="string" calcext:value-type="string">
            <text:p>36,623.50 </text:p>
          </table:table-cell>
          <table:table-cell office:value-type="string" calcext:value-type="string">
            <text:p>146,494.00 </text:p>
          </table:table-cell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.730</text:p>
          </table:table-cell>
          <table:table-cell office:value-type="string" calcext:value-type="string">
            <text:p>58.90%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Camp de l'Arpa (10)</text:p>
          </table:table-cell>
          <table:table-cell office:value-type="float" office:value="203.245" calcext:value-type="float">
            <text:p>203,245</text:p>
          </table:table-cell>
          <table:table-cell office:value-type="float" office:value="130.278" calcext:value-type="float">
            <text:p>130,278</text:p>
          </table:table-cell>
          <table:table-cell office:value-type="float" office:value="72.54" calcext:value-type="float">
            <text:p>72,54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.568</text:p>
          </table:table-cell>
          <table:table-cell office:value-type="string" calcext:value-type="string">
            <text:p>55.68%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El Clot-Josep Benet (11)</text:p>
          </table:table-cell>
          <table:table-cell office:value-type="float" office:value="161.378" calcext:value-type="float">
            <text:p>161,378</text:p>
          </table:table-cell>
          <table:table-cell office:value-type="float" office:value="83.66" calcext:value-type="float">
            <text:p>83,66</text:p>
          </table:table-cell>
          <table:table-cell office:value-type="float" office:value="52.315" calcext:value-type="float">
            <text:p>52,315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.568</text:p>
          </table:table-cell>
          <table:table-cell office:value-type="string" calcext:value-type="string">
            <text:p>62.53%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Poblenou-Manuel Arranz</text:p>
          </table:table-cell>
          <table:table-cell office:value-type="float" office:value="186.214" calcext:value-type="float">
            <text:p>186,214</text:p>
          </table:table-cell>
          <table:table-cell office:value-type="float" office:value="123.247" calcext:value-type="float">
            <text:p>123,247</text:p>
          </table:table-cell>
          <table:table-cell office:value-type="float" office:value="72.364" calcext:value-type="float">
            <text:p>72,364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.568</text:p>
          </table:table-cell>
          <table:table-cell office:value-type="string" calcext:value-type="string">
            <text:p>58.71%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Ramon d'Alòs-Moner</text:p>
          </table:table-cell>
          <table:table-cell office:value-type="float" office:value="37.695" calcext:value-type="float">
            <text:p>37,695</text:p>
          </table:table-cell>
          <table:table-cell office:value-type="float" office:value="29.327" calcext:value-type="float">
            <text:p>29,327</text:p>
          </table:table-cell>
          <table:table-cell office:value-type="float" office:value="18.346" calcext:value-type="float">
            <text:p>18,346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.568</text:p>
          </table:table-cell>
          <table:table-cell office:value-type="string" calcext:value-type="string">
            <text:p>62.56%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Sant Martí de Provençals</text:p>
          </table:table-cell>
          <table:table-cell office:value-type="float" office:value="57.246" calcext:value-type="float">
            <text:p>57,246</text:p>
          </table:table-cell>
          <table:table-cell office:value-type="float" office:value="43.783" calcext:value-type="float">
            <text:p>43,783</text:p>
          </table:table-cell>
          <table:table-cell office:value-type="float" office:value="28.168" calcext:value-type="float">
            <text:p>28,168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.568</text:p>
          </table:table-cell>
          <table:table-cell office:value-type="string" calcext:value-type="string">
            <text:p>64.34%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Xavier Benguerel</text:p>
          </table:table-cell>
          <table:table-cell office:value-type="float" office:value="137.436" calcext:value-type="float">
            <text:p>137,436</text:p>
          </table:table-cell>
          <table:table-cell office:value-type="float" office:value="115.26" calcext:value-type="float">
            <text:p>115,26</text:p>
          </table:table-cell>
          <table:table-cell office:value-type="float" office:value="65.52" calcext:value-type="float">
            <text:p>65,52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.568</text:p>
          </table:table-cell>
          <table:table-cell office:value-type="string" calcext:value-type="string">
            <text:p>56.85%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22T19:30:48.649181255</dc:date>
    <meta:editing-duration>P0D</meta:editing-duration>
    <meta:editing-cycles>1</meta:editing-cycles>
    <meta:document-statistic meta:table-count="1" meta:cell-count="539" meta:object-count="0"/>
  </office:meta>
</office:document-meta>
</file>